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4104166666667cm" style:use-optimal-column-width="true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94229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51354166666667cm"/>
    </style:style>
    <style:style style:name="co18" style:family="table-column">
      <style:table-column-properties fo:break-before="auto" style:column-width="2.619375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ch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36" table:style-name="ce5">
            <text:p>336</text:p>
          </table:table-cell>
          <table:table-cell office:value-type="float" office:value="321.62866000000002" table:style-name="ce5">
            <text:p>322</text:p>
          </table:table-cell>
          <table:table-cell office:value-type="float" office:value="770" table:style-name="ce5">
            <text:p>770</text:p>
          </table:table-cell>
          <table:table-cell office:value-type="float" office:value="744.05974000000003" table:style-name="ce5">
            <text:p>744</text:p>
          </table:table-cell>
          <table:table-cell office:value-type="float" office:value="4225" table:style-name="ce5">
            <text:p>4,225</text:p>
          </table:table-cell>
          <table:table-cell office:value-type="float" office:value="4115.9156399999974" table:style-name="ce5">
            <text:p>4,116</text:p>
          </table:table-cell>
          <table:table-cell office:value-type="float" office:value="2689" table:style-name="ce5">
            <text:p>2,689</text:p>
          </table:table-cell>
          <table:table-cell office:value-type="float" office:value="2630.7866299999996" table:style-name="ce5">
            <text:p>2,631</text:p>
          </table:table-cell>
          <table:table-cell office:value-type="float" office:value="181" table:style-name="ce5">
            <text:p>181</text:p>
          </table:table-cell>
          <table:table-cell office:value-type="float" office:value="177.46733" table:style-name="ce5">
            <text:p>177</text:p>
          </table:table-cell>
          <table:table-cell office:value-type="float" office:value="32" table:style-name="ce5">
            <text:p>32</text:p>
          </table:table-cell>
          <table:table-cell office:value-type="float" office:value="30.66892" table:style-name="ce5">
            <text:p>31</text:p>
          </table:table-cell>
          <table:table-cell office:value-type="float" office:value="8233" table:style-name="ce5">
            <text:p>8,233</text:p>
          </table:table-cell>
          <table:table-cell office:value-type="float" office:value="8020.5269199999975" table:style-name="ce5">
            <text:p>8,021</text:p>
          </table:table-cell>
          <table:table-cell office:value-type="float" office:value="48" table:style-name="ce5">
            <text:p>48</text:p>
          </table:table-cell>
          <table:table-cell office:value-type="float" office:value="45.75" table:style-name="ce5">
            <text:p>46</text:p>
          </table:table-cell>
          <table:table-cell office:value-type="float" office:value="439" table:style-name="ce5">
            <text:p>439</text:p>
          </table:table-cell>
          <table:table-cell office:value-type="float" office:value="435.14" table:style-name="ce5">
            <text:p>435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498" table:style-name="ce5">
            <text:p>498</text:p>
          </table:table-cell>
          <table:table-cell office:value-type="float" office:value="491.89" table:style-name="ce5">
            <text:p>492</text:p>
          </table:table-cell>
          <table:table-cell office:value-type="float" office:value="0" table:style-name="ce5">
            <text:p>0</text:p>
          </table:table-cell>
          <table:table-cell office:value-type="float" office:value="8731" table:style-name="ce5">
            <text:p>8,731</text:p>
          </table:table-cell>
          <table:table-cell office:value-type="float" office:value="8512.4169199999978" table:style-name="ce5">
            <text:p>8,512</text:p>
          </table:table-cell>
          <table:table-cell office:value-type="float" office:value="31456788.489999991" table:style-name="ce5">
            <text:p>31,456,788</text:p>
          </table:table-cell>
          <table:table-cell office:value-type="float" office:value="1226573.95" table:style-name="ce5">
            <text:p>1,226,574</text:p>
          </table:table-cell>
          <table:table-cell office:value-type="float" office:value="642178.88" table:style-name="ce5">
            <text:p>642,179</text:p>
          </table:table-cell>
          <table:table-cell office:value-type="float" office:value="114100.36999999998" table:style-name="ce5">
            <text:p>114,100</text:p>
          </table:table-cell>
          <table:table-cell office:value-type="float" office:value="9539696.3300000001" table:style-name="ce5">
            <text:p>9,539,696</text:p>
          </table:table-cell>
          <table:table-cell office:value-type="float" office:value="4330079.84" table:style-name="ce5">
            <text:p>4,330,080</text:p>
          </table:table-cell>
          <table:table-cell office:value-type="float" office:value="47309417.859999985" table:style-name="ce5">
            <text:p>47,309,418</text:p>
          </table:table-cell>
          <table:table-cell office:value-type="float" office:value="6659515.7199999988" table:style-name="ce6">
            <text:p>6,659,516</text:p>
          </table:table-cell>
          <table:table-cell office:value-type="float" office:value="3194946.0399999996" table:style-name="ce6">
            <text:p>3,194,946</text:p>
          </table:table-cell>
          <table:table-cell office:value-type="float" office:value="9854461.7599999979" table:style-name="ce6">
            <text:p>9,854,462</text:p>
          </table:table-cell>
          <table:table-cell office:value-type="float" office:value="57163879.619999982" table:style-name="ce6">
            <text:p>57,163,880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39" table:style-name="ce5">
            <text:p>139</text:p>
          </table:table-cell>
          <table:table-cell office:value-type="float" office:value="125.61436000000002" table:style-name="ce5">
            <text:p>126</text:p>
          </table:table-cell>
          <table:table-cell office:value-type="float" office:value="91" table:style-name="ce5">
            <text:p>91</text:p>
          </table:table-cell>
          <table:table-cell office:value-type="float" office:value="83.632440000000003" table:style-name="ce5">
            <text:p>84</text:p>
          </table:table-cell>
          <table:table-cell office:value-type="float" office:value="85" table:style-name="ce5">
            <text:p>85</text:p>
          </table:table-cell>
          <table:table-cell office:value-type="float" office:value="80.967570000000009" table:style-name="ce5">
            <text:p>81</text:p>
          </table:table-cell>
          <table:table-cell office:value-type="float" office:value="10" table:style-name="ce5">
            <text:p>10</text:p>
          </table:table-cell>
          <table:table-cell office:value-type="float" office:value="9.0972899999999992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300.31166000000002" table:style-name="ce5">
            <text:p>300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333" table:style-name="ce5">
            <text:p>333</text:p>
          </table:table-cell>
          <table:table-cell office:value-type="float" office:value="307.31166000000002" table:style-name="ce5">
            <text:p>307</text:p>
          </table:table-cell>
          <table:table-cell office:value-type="float" office:value="813313" table:style-name="ce5">
            <text:p>813,313</text:p>
          </table:table-cell>
          <table:table-cell office:value-type="float" office:value="10444.4" table:style-name="ce5">
            <text:p>10,444</text:p>
          </table:table-cell>
          <table:table-cell office:value-type="float" office:value="-7951.1299999999992" table:style-name="ce5">
            <text:p>-7,951</text:p>
          </table:table-cell>
          <table:table-cell office:value-type="float" office:value="34599.33" table:style-name="ce5">
            <text:p>34,599</text:p>
          </table:table-cell>
          <table:table-cell office:value-type="float" office:value="220448.88000000003" table:style-name="ce5">
            <text:p>220,449</text:p>
          </table:table-cell>
          <table:table-cell office:value-type="float" office:value="80929.609999999986" table:style-name="ce5">
            <text:p>80,930</text:p>
          </table:table-cell>
          <table:table-cell office:value-type="float" office:value="1151784.0899999999" table:style-name="ce5">
            <text:p>1,151,784</text:p>
          </table:table-cell>
          <table:table-cell office:value-type="float" office:value="23175.68" table:style-name="ce6">
            <text:p>23,176</text:p>
          </table:table-cell>
          <table:table-cell office:value-type="float" office:value="0" table:style-name="ce6">
            <text:p>0</text:p>
          </table:table-cell>
          <table:table-cell office:value-type="float" office:value="23175.68" table:style-name="ce6">
            <text:p>23,176</text:p>
          </table:table-cell>
          <table:table-cell office:value-type="float" office:value="1174959.7699999998" table:style-name="ce6">
            <text:p>1,174,960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108" table:style-name="ce5">
            <text:p>9,108</text:p>
          </table:table-cell>
          <table:table-cell office:value-type="float" office:value="7928.1058300001077" table:style-name="ce5">
            <text:p>7,928</text:p>
          </table:table-cell>
          <table:table-cell office:value-type="float" office:value="2833" table:style-name="ce5">
            <text:p>2,833</text:p>
          </table:table-cell>
          <table:table-cell office:value-type="float" office:value="2673.4042099999929" table:style-name="ce5">
            <text:p>2,673</text:p>
          </table:table-cell>
          <table:table-cell office:value-type="float" office:value="3084" table:style-name="ce5">
            <text:p>3,084</text:p>
          </table:table-cell>
          <table:table-cell office:value-type="float" office:value="2923.5775499999913" table:style-name="ce5">
            <text:p>2,924</text:p>
          </table:table-cell>
          <table:table-cell office:value-type="float" office:value="824" table:style-name="ce5">
            <text:p>824</text:p>
          </table:table-cell>
          <table:table-cell office:value-type="float" office:value="801.75401999999997" table:style-name="ce5">
            <text:p>802</text:p>
          </table:table-cell>
          <table:table-cell office:value-type="float" office:value="68" table:style-name="ce5">
            <text:p>68</text:p>
          </table:table-cell>
          <table:table-cell office:value-type="float" office:value="67.520270000000011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17" table:style-name="ce5">
            <text:p>15,917</text:p>
          </table:table-cell>
          <table:table-cell office:value-type="float" office:value="14394.361880000093" table:style-name="ce5">
            <text:p>14,394</text:p>
          </table:table-cell>
          <table:table-cell office:value-type="float" office:value="2081.33" table:style-name="ce5">
            <text:p>2,081</text:p>
          </table:table-cell>
          <table:table-cell office:value-type="float" office:value="2081.33" table:style-name="ce5">
            <text:p>2,081</text:p>
          </table:table-cell>
          <table:table-cell office:value-type="float" office:value="8.52" table:style-name="ce5">
            <text:p>9</text:p>
          </table:table-cell>
          <table:table-cell office:value-type="float" office:value="8.5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89.85" table:style-name="ce5">
            <text:p>2,090</text:p>
          </table:table-cell>
          <table:table-cell office:value-type="float" office:value="2089.85" table:style-name="ce5">
            <text:p>2,090</text:p>
          </table:table-cell>
          <table:table-cell office:value-type="float" office:value="0" table:style-name="ce5">
            <text:p>0</text:p>
          </table:table-cell>
          <table:table-cell office:value-type="float" office:value="18006.849999999999" table:style-name="ce5">
            <text:p>18,007</text:p>
          </table:table-cell>
          <table:table-cell office:value-type="float" office:value="16484.211880000094" table:style-name="ce5">
            <text:p>16,484</text:p>
          </table:table-cell>
          <table:table-cell office:value-type="float" office:value="40149117" table:style-name="ce5">
            <text:p>40,149,117</text:p>
          </table:table-cell>
          <table:table-cell office:value-type="float" office:value="789238.77999999991" table:style-name="ce5">
            <text:p>789,239</text:p>
          </table:table-cell>
          <table:table-cell office:value-type="float" office:value="839041.69000000006" table:style-name="ce5">
            <text:p>839,042</text:p>
          </table:table-cell>
          <table:table-cell office:value-type="float" office:value="811837.91999999981" table:style-name="ce5">
            <text:p>811,838</text:p>
          </table:table-cell>
          <table:table-cell office:value-type="float" office:value="10966359.380000001" table:style-name="ce5">
            <text:p>10,966,359</text:p>
          </table:table-cell>
          <table:table-cell office:value-type="float" office:value="3947713.7500000005" table:style-name="ce5">
            <text:p>3,947,714</text:p>
          </table:table-cell>
          <table:table-cell office:value-type="float" office:value="57503308.520000003" table:style-name="ce5">
            <text:p>57,503,309</text:p>
          </table:table-cell>
          <table:table-cell office:value-type="float" office:value="8059644.1600000001" table:style-name="ce6">
            <text:p>8,059,644</text:p>
          </table:table-cell>
          <table:table-cell office:value-type="float" office:value="0" table:style-name="ce6">
            <text:p>0</text:p>
          </table:table-cell>
          <table:table-cell office:value-type="float" office:value="8059644.1600000001" table:style-name="ce6">
            <text:p>8,059,644</text:p>
          </table:table-cell>
          <table:table-cell office:value-type="float" office:value="65562952.680000007" table:style-name="ce6">
            <text:p>65,562,953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68" table:style-name="ce5">
            <text:p>468</text:p>
          </table:table-cell>
          <table:table-cell office:value-type="float" office:value="417.36463000000032" table:style-name="ce5">
            <text:p>417</text:p>
          </table:table-cell>
          <table:table-cell office:value-type="float" office:value="387" table:style-name="ce5">
            <text:p>387</text:p>
          </table:table-cell>
          <table:table-cell office:value-type="float" office:value="358.17252999999999" table:style-name="ce5">
            <text:p>358</text:p>
          </table:table-cell>
          <table:table-cell office:value-type="float" office:value="354" table:style-name="ce5">
            <text:p>354</text:p>
          </table:table-cell>
          <table:table-cell office:value-type="float" office:value="339.71649000000014" table:style-name="ce5">
            <text:p>340</text:p>
          </table:table-cell>
          <table:table-cell office:value-type="float" office:value="97" table:style-name="ce5">
            <text:p>97</text:p>
          </table:table-cell>
          <table:table-cell office:value-type="float" office:value="96.000010000000003" table:style-name="ce5">
            <text:p>96</text:p>
          </table:table-cell>
          <table:table-cell office:value-type="float" office:value="9" table:style-name="ce5">
            <text:p>9</text:p>
          </table:table-cell>
          <table:table-cell office:value-type="float" office:value="8.31531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15" table:style-name="ce5">
            <text:p>1,315</text:p>
          </table:table-cell>
          <table:table-cell office:value-type="float" office:value="1219.5689800000005" table:style-name="ce5">
            <text:p>1,2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15" table:style-name="ce5">
            <text:p>1,315</text:p>
          </table:table-cell>
          <table:table-cell office:value-type="float" office:value="1219.5689800000005" table:style-name="ce5">
            <text:p>1,220</text:p>
          </table:table-cell>
          <table:table-cell office:value-type="float" office:value="4153011.44" table:style-name="ce5">
            <text:p>4,153,011</text:p>
          </table:table-cell>
          <table:table-cell office:value-type="float" office:value="21304.32" table:style-name="ce5">
            <text:p>21,304</text:p>
          </table:table-cell>
          <table:table-cell office:value-type="float" office:value="19790.330000000002" table:style-name="ce5">
            <text:p>19,790</text:p>
          </table:table-cell>
          <table:table-cell office:value-type="float" office:value="81578.350000000006" table:style-name="ce5">
            <text:p>81,578</text:p>
          </table:table-cell>
          <table:table-cell office:value-type="float" office:value="891090.67999999993" table:style-name="ce5">
            <text:p>891,091</text:p>
          </table:table-cell>
          <table:table-cell office:value-type="float" office:value="330130.30999999994" table:style-name="ce5">
            <text:p>330,130</text:p>
          </table:table-cell>
          <table:table-cell office:value-type="float" office:value="5496905.4299999988" table:style-name="ce5">
            <text:p>5,496,905</text:p>
          </table:table-cell>
          <table:table-cell office:value-type="float" office:value="20964.059999999998" table:style-name="ce6">
            <text:p>20,964</text:p>
          </table:table-cell>
          <table:table-cell office:value-type="float" office:value="0" table:style-name="ce6">
            <text:p>0</text:p>
          </table:table-cell>
          <table:table-cell office:value-type="float" office:value="20964.059999999998" table:style-name="ce6">
            <text:p>20,964</text:p>
          </table:table-cell>
          <table:table-cell office:value-type="float" office:value="5517869.4899999984" table:style-name="ce6">
            <text:p>5,517,869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503" table:style-name="ce5">
            <text:p>29,503</text:p>
          </table:table-cell>
          <table:table-cell office:value-type="float" office:value="27783.599430000198" table:style-name="ce5">
            <text:p>27,784</text:p>
          </table:table-cell>
          <table:table-cell office:value-type="float" office:value="7562" table:style-name="ce5">
            <text:p>7,562</text:p>
          </table:table-cell>
          <table:table-cell office:value-type="float" office:value="7202.2532500000571" table:style-name="ce5">
            <text:p>7,202</text:p>
          </table:table-cell>
          <table:table-cell office:value-type="float" office:value="7813" table:style-name="ce5">
            <text:p>7,813</text:p>
          </table:table-cell>
          <table:table-cell office:value-type="float" office:value="7444.2990700000291" table:style-name="ce5">
            <text:p>7,444</text:p>
          </table:table-cell>
          <table:table-cell office:value-type="float" office:value="903" table:style-name="ce5">
            <text:p>903</text:p>
          </table:table-cell>
          <table:table-cell office:value-type="float" office:value="887.46341000000018" table:style-name="ce5">
            <text:p>887</text:p>
          </table:table-cell>
          <table:table-cell office:value-type="float" office:value="57" table:style-name="ce5">
            <text:p>57</text:p>
          </table:table-cell>
          <table:table-cell office:value-type="float" office:value="55.810810000000004" table:style-name="ce5">
            <text:p>56</text:p>
          </table:table-cell>
          <table:table-cell office:value-type="float" office:value="23073" table:style-name="ce5">
            <text:p>23,073</text:p>
          </table:table-cell>
          <table:table-cell office:value-type="float" office:value="21395.533339999969" table:style-name="ce5">
            <text:p>21,396</text:p>
          </table:table-cell>
          <table:table-cell office:value-type="float" office:value="68911" table:style-name="ce5">
            <text:p>68,911</text:p>
          </table:table-cell>
          <table:table-cell office:value-type="float" office:value="64768.959310000253" table:style-name="ce5">
            <text:p>64,769</text:p>
          </table:table-cell>
          <table:table-cell office:value-type="float" office:value="944.61193706431709" table:style-name="ce5">
            <text:p>945</text:p>
          </table:table-cell>
          <table:table-cell office:value-type="float" office:value="944.61193706431709" table:style-name="ce5">
            <text:p>945</text:p>
          </table:table-cell>
          <table:table-cell office:value-type="float" office:value="6.4516129993623297E-3" table:style-name="ce5">
            <text:p>0</text:p>
          </table:table-cell>
          <table:table-cell office:value-type="float" office:value="6.4516129993623297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4.61838867731649" table:style-name="ce5">
            <text:p>945</text:p>
          </table:table-cell>
          <table:table-cell office:value-type="float" office:value="944.61838867731649" table:style-name="ce5">
            <text:p>945</text:p>
          </table:table-cell>
          <table:table-cell office:value-type="float" office:value="0" table:style-name="ce5">
            <text:p>0</text:p>
          </table:table-cell>
          <table:table-cell office:value-type="float" office:value="69855.618388677321" table:style-name="ce5">
            <text:p>69,856</text:p>
          </table:table-cell>
          <table:table-cell office:value-type="float" office:value="65713.577698677575" table:style-name="ce5">
            <text:p>65,714</text:p>
          </table:table-cell>
          <table:table-cell office:value-type="float" office:value="182862631.53" table:style-name="ce5">
            <text:p>182,862,632</text:p>
          </table:table-cell>
          <table:table-cell office:value-type="float" office:value="22755385.530000001" table:style-name="ce5">
            <text:p>22,755,386</text:p>
          </table:table-cell>
          <table:table-cell office:value-type="float" office:value="2377311.1999999997" table:style-name="ce5">
            <text:p>2,377,311</text:p>
          </table:table-cell>
          <table:table-cell office:value-type="float" office:value="9583213.9000000022" table:style-name="ce5">
            <text:p>9,583,214</text:p>
          </table:table-cell>
          <table:table-cell office:value-type="float" office:value="55972043.720000014" table:style-name="ce5">
            <text:p>55,972,044</text:p>
          </table:table-cell>
          <table:table-cell office:value-type="float" office:value="24190980.740000002" table:style-name="ce5">
            <text:p>24,190,981</text:p>
          </table:table-cell>
          <table:table-cell office:value-type="float" office:value="297741566.62" table:style-name="ce5">
            <text:p>297,741,567</text:p>
          </table:table-cell>
          <table:table-cell office:value-type="float" office:value="6995419.2499999991" table:style-name="ce6">
            <text:p>6,995,419</text:p>
          </table:table-cell>
          <table:table-cell office:value-type="float" office:value="97922.35" table:style-name="ce6">
            <text:p>97,922</text:p>
          </table:table-cell>
          <table:table-cell office:value-type="float" office:value="7093341.5999999987" table:style-name="ce6">
            <text:p>7,093,342</text:p>
          </table:table-cell>
          <table:table-cell office:value-type="float" office:value="304834908.22000003" table:style-name="ce6">
            <text:p>304,834,908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099" table:style-name="ce5">
            <text:p>1,099</text:p>
          </table:table-cell>
          <table:table-cell office:value-type="float" office:value="995.26327999999728" table:style-name="ce5">
            <text:p>995</text:p>
          </table:table-cell>
          <table:table-cell office:value-type="float" office:value="480" table:style-name="ce5">
            <text:p>480</text:p>
          </table:table-cell>
          <table:table-cell office:value-type="float" office:value="459.30730000000011" table:style-name="ce5">
            <text:p>459</text:p>
          </table:table-cell>
          <table:table-cell office:value-type="float" office:value="189" table:style-name="ce5">
            <text:p>189</text:p>
          </table:table-cell>
          <table:table-cell office:value-type="float" office:value="178.91164000000001" table:style-name="ce5">
            <text:p>179</text:p>
          </table:table-cell>
          <table:table-cell office:value-type="float" office:value="53" table:style-name="ce5">
            <text:p>53</text:p>
          </table:table-cell>
          <table:table-cell office:value-type="float" office:value="52.297279999999994" table:style-name="ce5">
            <text:p>5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5" table:style-name="ce5">
            <text:p>1,825</text:p>
          </table:table-cell>
          <table:table-cell office:value-type="float" office:value="1689.7794999999974" table:style-name="ce5">
            <text:p>1,690</text:p>
          </table:table-cell>
          <table:table-cell office:value-type="float" office:value="225" table:style-name="ce5">
            <text:p>225</text:p>
          </table:table-cell>
          <table:table-cell office:value-type="float" office:value="208" table:style-name="ce5">
            <text:p>2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5" table:style-name="ce5">
            <text:p>225</text:p>
          </table:table-cell>
          <table:table-cell office:value-type="float" office:value="208" table:style-name="ce5">
            <text:p>208</text:p>
          </table:table-cell>
          <table:table-cell office:value-type="float" office:value="0" table:style-name="ce5">
            <text:p>0</text:p>
          </table:table-cell>
          <table:table-cell office:value-type="float" office:value="2050" table:style-name="ce5">
            <text:p>2,050</text:p>
          </table:table-cell>
          <table:table-cell office:value-type="float" office:value="1897.7794999999974" table:style-name="ce5">
            <text:p>1,898</text:p>
          </table:table-cell>
          <table:table-cell office:value-type="float" office:value="3981935.21" table:style-name="ce5">
            <text:p>3,981,935</text:p>
          </table:table-cell>
          <table:table-cell office:value-type="float" office:value="62083.890000000007" table:style-name="ce5">
            <text:p>62,084</text:p>
          </table:table-cell>
          <table:table-cell office:value-type="float" office:value="112208.87" table:style-name="ce5">
            <text:p>112,209</text:p>
          </table:table-cell>
          <table:table-cell office:value-type="float" office:value="463316.52" table:style-name="ce5">
            <text:p>463,317</text:p>
          </table:table-cell>
          <table:table-cell office:value-type="float" office:value="1098144.71" table:style-name="ce5">
            <text:p>1,098,145</text:p>
          </table:table-cell>
          <table:table-cell office:value-type="float" office:value="396182.48000000004" table:style-name="ce5">
            <text:p>396,182</text:p>
          </table:table-cell>
          <table:table-cell office:value-type="float" office:value="6113871.6800000006" table:style-name="ce5">
            <text:p>6,113,872</text:p>
          </table:table-cell>
          <table:table-cell office:value-type="float" office:value="855438.07000000007" table:style-name="ce6">
            <text:p>855,438</text:p>
          </table:table-cell>
          <table:table-cell office:value-type="float" office:value="0" table:style-name="ce6">
            <text:p>0</text:p>
          </table:table-cell>
          <table:table-cell office:value-type="float" office:value="855438.07000000007" table:style-name="ce6">
            <text:p>855,438</text:p>
          </table:table-cell>
          <table:table-cell office:value-type="float" office:value="6969309.7500000009" table:style-name="ce6">
            <text:p>6,969,310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02" table:style-name="ce5">
            <text:p>2,202</text:p>
          </table:table-cell>
          <table:table-cell office:value-type="float" office:value="1986.3" table:style-name="ce5">
            <text:p>1,986</text:p>
          </table:table-cell>
          <table:table-cell office:value-type="float" office:value="2202" table:style-name="ce5">
            <text:p>2,202</text:p>
          </table:table-cell>
          <table:table-cell office:value-type="float" office:value="1986.3" table:style-name="ce5">
            <text:p>1,986</text:p>
          </table:table-cell>
          <table:table-cell office:value-type="float" office:value="64" table:style-name="ce5">
            <text:p>64</text:p>
          </table:table-cell>
          <table:table-cell office:value-type="float" office:value="64" table:style-name="ce5">
            <text:p>6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" table:style-name="ce5">
            <text:p>66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2268" table:style-name="ce5">
            <text:p>2,268</text:p>
          </table:table-cell>
          <table:table-cell office:value-type="float" office:value="2052.3000000000002" table:style-name="ce5">
            <text:p>2,052</text:p>
          </table:table-cell>
          <table:table-cell office:value-type="float" office:value="10581400" table:style-name="ce5">
            <text:p>10,581,4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81400" table:style-name="ce5">
            <text:p>10,581,400</text:p>
          </table:table-cell>
          <table:table-cell office:value-type="float" office:value="635100" table:style-name="ce6">
            <text:p>635,100</text:p>
          </table:table-cell>
          <table:table-cell office:value-type="float" office:value="0" table:style-name="ce6">
            <text:p>0</text:p>
          </table:table-cell>
          <table:table-cell office:value-type="float" office:value="635100" table:style-name="ce6">
            <text:p>635,100</text:p>
          </table:table-cell>
          <table:table-cell office:value-type="float" office:value="11216500" table:style-name="ce6">
            <text:p>11,216,5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" table:style-name="ce5">
            <text:p>124</text:p>
          </table:table-cell>
          <table:table-cell office:value-type="float" office:value="116.46" table:style-name="ce5">
            <text:p>116</text:p>
          </table:table-cell>
          <table:table-cell office:value-type="float" office:value="124" table:style-name="ce5">
            <text:p>124</text:p>
          </table:table-cell>
          <table:table-cell office:value-type="float" office:value="116.46" table:style-name="ce5">
            <text:p>1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" table:style-name="ce5">
            <text:p>124</text:p>
          </table:table-cell>
          <table:table-cell office:value-type="float" office:value="116.46" table:style-name="ce5">
            <text:p>116</text:p>
          </table:table-cell>
          <table:table-cell office:value-type="float" office:value="670228" table:style-name="ce5">
            <text:p>670,228</text:p>
          </table:table-cell>
          <table:table-cell office:value-type="float" office:value="0" table:style-name="ce5">
            <text:p>0</text:p>
          </table:table-cell>
          <table:table-cell office:value-type="float" office:value="3300" table:style-name="ce5">
            <text:p>3,3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3528" table:style-name="ce5">
            <text:p>673,52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73528" table:style-name="ce6">
            <text:p>673,528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1" table:style-name="ce5">
            <text:p>21</text:p>
          </table:table-cell>
          <table:table-cell office:value-type="float" office:value="20" table:style-name="ce5">
            <text:p>20</text:p>
          </table:table-cell>
          <table:table-cell office:value-type="float" office:value="63" table:style-name="ce5">
            <text:p>63</text:p>
          </table:table-cell>
          <table:table-cell office:value-type="float" office:value="61.5" table:style-name="ce5">
            <text:p>62</text:p>
          </table:table-cell>
          <table:table-cell office:value-type="float" office:value="11" table:style-name="ce5">
            <text:p>11</text:p>
          </table:table-cell>
          <table:table-cell office:value-type="float" office:value="10.6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96.3" table:style-name="ce5">
            <text:p>96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0.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6.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07" table:style-name="ce5">
            <text:p>107</text:p>
          </table:table-cell>
          <table:table-cell office:value-type="float" office:value="102.39999999999999" table:style-name="ce5">
            <text:p>102</text:p>
          </table:table-cell>
          <table:table-cell office:value-type="float" office:value="421474.68999999994" table:style-name="ce5">
            <text:p>421,475</text:p>
          </table:table-cell>
          <table:table-cell office:value-type="float" office:value="5491.92" table:style-name="ce5">
            <text:p>5,492</text:p>
          </table:table-cell>
          <table:table-cell office:value-type="float" office:value="15093.75" table:style-name="ce5">
            <text:p>15,094</text:p>
          </table:table-cell>
          <table:table-cell office:value-type="float" office:value="452.77" table:style-name="ce5">
            <text:p>453</text:p>
          </table:table-cell>
          <table:table-cell office:value-type="float" office:value="97751.11" table:style-name="ce5">
            <text:p>97,751</text:p>
          </table:table-cell>
          <table:table-cell office:value-type="float" office:value="44027.81" table:style-name="ce5">
            <text:p>44,028</text:p>
          </table:table-cell>
          <table:table-cell office:value-type="float" office:value="584292.05000000005" table:style-name="ce5">
            <text:p>584,292</text:p>
          </table:table-cell>
          <table:table-cell office:value-type="float" office:value="24701.43" table:style-name="ce6">
            <text:p>24,701</text:p>
          </table:table-cell>
          <table:table-cell office:value-type="float" office:value="48309" table:style-name="ce6">
            <text:p>48,309</text:p>
          </table:table-cell>
          <table:table-cell office:value-type="float" office:value="73010.429999999993" table:style-name="ce6">
            <text:p>73,010</text:p>
          </table:table-cell>
          <table:table-cell office:value-type="float" office:value="657302.48" table:style-name="ce6">
            <text:p>657,302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office:value-type="float" office:value="42.14" table:style-name="ce5">
            <text:p>42</text:p>
          </table:table-cell>
          <table:table-cell office:value-type="float" office:value="48" table:style-name="ce5">
            <text:p>48</text:p>
          </table:table-cell>
          <table:table-cell office:value-type="float" office:value="42.14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office:value-type="float" office:value="42.14" table:style-name="ce5">
            <text:p>42</text:p>
          </table:table-cell>
          <table:table-cell office:value-type="float" office:value="376261.22" table:style-name="ce5">
            <text:p>376,2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261.22" table:style-name="ce5">
            <text:p>376,26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76261.22" table:style-name="ce6">
            <text:p>376,261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6" table:style-name="ce5">
            <text:p>16</text:p>
          </table:table-cell>
          <table:table-cell office:value-type="float" office:value="14.6" table:style-name="ce5">
            <text:p>15</text:p>
          </table:table-cell>
          <table:table-cell office:value-type="float" office:value="154" table:style-name="ce5">
            <text:p>154</text:p>
          </table:table-cell>
          <table:table-cell office:value-type="float" office:value="149.4" table:style-name="ce5">
            <text:p>149</text:p>
          </table:table-cell>
          <table:table-cell office:value-type="float" office:value="61" table:style-name="ce5">
            <text:p>61</text:p>
          </table:table-cell>
          <table:table-cell office:value-type="float" office:value="58.6" table:style-name="ce5">
            <text:p>59</text:p>
          </table:table-cell>
          <table:table-cell office:value-type="float" office:value="13" table:style-name="ce5">
            <text:p>13</text:p>
          </table:table-cell>
          <table:table-cell office:value-type="float" office:value="12.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" table:style-name="ce5">
            <text:p>246</text:p>
          </table:table-cell>
          <table:table-cell office:value-type="float" office:value="236.79999999999998" table:style-name="ce5">
            <text:p>2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" table:style-name="ce5">
            <text:p>246</text:p>
          </table:table-cell>
          <table:table-cell office:value-type="float" office:value="236.79999999999998" table:style-name="ce5">
            <text:p>237</text:p>
          </table:table-cell>
          <table:table-cell office:value-type="float" office:value="748937.06" table:style-name="ce5">
            <text:p>748,937</text:p>
          </table:table-cell>
          <table:table-cell office:value-type="float" office:value="1833.51" table:style-name="ce5">
            <text:p>1,834</text:p>
          </table:table-cell>
          <table:table-cell office:value-type="float" office:value="-8654.0500000000029" table:style-name="ce5">
            <text:p>-8,654</text:p>
          </table:table-cell>
          <table:table-cell office:value-type="float" office:value="2598.3799999999997" table:style-name="ce5">
            <text:p>2,598</text:p>
          </table:table-cell>
          <table:table-cell office:value-type="float" office:value="172245.31" table:style-name="ce5">
            <text:p>172,245</text:p>
          </table:table-cell>
          <table:table-cell office:value-type="float" office:value="70115.8" table:style-name="ce5">
            <text:p>70,116</text:p>
          </table:table-cell>
          <table:table-cell office:value-type="float" office:value="987076.01" table:style-name="ce5">
            <text:p>987,07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87076.01" table:style-name="ce6">
            <text:p>987,076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13.1" table:style-name="ce5">
            <text:p>13</text:p>
          </table:table-cell>
          <table:table-cell office:value-type="float" office:value="48" table:style-name="ce5">
            <text:p>48</text:p>
          </table:table-cell>
          <table:table-cell office:value-type="float" office:value="46.96" table:style-name="ce5">
            <text:p>47</text:p>
          </table:table-cell>
          <table:table-cell office:value-type="float" office:value="29" table:style-name="ce5">
            <text:p>29</text:p>
          </table:table-cell>
          <table:table-cell office:value-type="float" office:value="28.71" table:style-name="ce5">
            <text:p>2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office:value-type="float" office:value="91.77000000000001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office:value-type="float" office:value="91.77000000000001" table:style-name="ce5">
            <text:p>92</text:p>
          </table:table-cell>
          <table:table-cell office:value-type="float" office:value="487981.88" table:style-name="ce5">
            <text:p>487,982</text:p>
          </table:table-cell>
          <table:table-cell office:value-type="float" office:value="5369.65" table:style-name="ce5">
            <text:p>5,370</text:p>
          </table:table-cell>
          <table:table-cell office:value-type="float" office:value="30978.43" table:style-name="ce5">
            <text:p>30,978</text:p>
          </table:table-cell>
          <table:table-cell office:value-type="float" office:value="0" table:style-name="ce5">
            <text:p>0</text:p>
          </table:table-cell>
          <table:table-cell office:value-type="float" office:value="102901.91" table:style-name="ce5">
            <text:p>102,902</text:p>
          </table:table-cell>
          <table:table-cell office:value-type="float" office:value="51308.78" table:style-name="ce5">
            <text:p>51,309</text:p>
          </table:table-cell>
          <table:table-cell office:value-type="float" office:value="678540.65000000014" table:style-name="ce5">
            <text:p>678,54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78540.65000000014" table:style-name="ce6">
            <text:p>678,541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5" table:style-name="ce5">
            <text:p>5</text:p>
          </table:table-cell>
          <table:table-cell office:value-type="float" office:value="4.59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9.26" table:style-name="ce5">
            <text:p>9</text:p>
          </table:table-cell>
          <table:table-cell office:value-type="float" office:value="23" table:style-name="ce5">
            <text:p>23</text:p>
          </table:table-cell>
          <table:table-cell office:value-type="float" office:value="22.41" table:style-name="ce5">
            <text:p>22</text:p>
          </table:table-cell>
          <table:table-cell office:value-type="float" office:value="16" table:style-name="ce5">
            <text:p>16</text:p>
          </table:table-cell>
          <table:table-cell office:value-type="float" office:value="15.22" table:style-name="ce5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3" table:style-name="ce5">
            <text:p>63</text:p>
          </table:table-cell>
          <table:table-cell office:value-type="float" office:value="54.48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" table:style-name="ce5">
            <text:p>63</text:p>
          </table:table-cell>
          <table:table-cell office:value-type="float" office:value="54.48" table:style-name="ce5">
            <text:p>54</text:p>
          </table:table-cell>
          <table:table-cell office:value-type="float" office:value="197733" table:style-name="ce5">
            <text:p>197,733</text:p>
          </table:table-cell>
          <table:table-cell office:value-type="float" office:value="7943.63" table:style-name="ce5">
            <text:p>7,944</text:p>
          </table:table-cell>
          <table:table-cell office:value-type="float" office:value="905.66000000000008" table:style-name="ce5">
            <text:p>906</text:p>
          </table:table-cell>
          <table:table-cell office:value-type="float" office:value="0" table:style-name="ce5">
            <text:p>0</text:p>
          </table:table-cell>
          <table:table-cell office:value-type="float" office:value="58851.95" table:style-name="ce5">
            <text:p>58,852</text:p>
          </table:table-cell>
          <table:table-cell office:value-type="float" office:value="22957.03" table:style-name="ce5">
            <text:p>22,957</text:p>
          </table:table-cell>
          <table:table-cell office:value-type="float" office:value="288391.27" table:style-name="ce5">
            <text:p>288,39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88391.27" table:style-name="ce6">
            <text:p>288,391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Hartley, Robert</meta:initial-creator>
    <dc:creator>Sharma, Nikhil</dc:creator>
    <meta:creation-date>2022-09-30T10:29:42Z</meta:creation-date>
    <dc:date>2025-06-11T11:23:25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